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gradient" draw:fill-gradient-name="gradient1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 svg:fill-rule="evenodd"/>
    </style:style>
    <style:style style:name="gr2" style:family="graphic">
      <style:graphic-properties draw:fill="none" draw:stroke="solid" draw:stroke-linejoin="miter" draw:textarea-horizontal-align="left" draw:textarea-vertical-align="top" fo:margin="0.000000000000000pt" style:protect="position size" style:wrap="biggest" style:wrap-contour="true" style:wrap-contour-mode="full" style:wrap-dynamic-threshold="0.000000000000000pt" svg:fill-rule="evenodd" svg:stroke-color="#000000" svg:stroke-linecap="square" svg:stroke-opacity="1" svg:stroke-width="0.283465058000000pt"/>
    </style:style>
    <style:style style:name="gr3" style:family="graphic">
      <style:graphic-properties draw:fill="solid" draw:fill-color="#484a6b" draw:opacity="80.7843%" draw:stroke="solid" draw:stroke-linejoin="miter" draw:textarea-horizontal-align="left" draw:textarea-vertical-align="top" fo:margin="0.000000000000000pt" style:protect="position size" style:wrap="biggest" style:wrap-contour="true" style:wrap-contour-mode="full" style:wrap-dynamic-threshold="0.000000000000000pt" svg:fill-rule="evenodd" svg:stroke-color="#000000" svg:stroke-linecap="square" svg:stroke-opacity="1" svg:stroke-width="0.283465058000000pt"/>
    </style:style>
    <style:style style:name="gr4" style:family="graphic">
      <style:graphic-properties draw:fill="solid" draw:fill-color="#ffff00" draw:stroke="solid" draw:stroke-linejoin="miter" draw:textarea-horizontal-align="left" draw:textarea-vertical-align="top" fo:margin="0.000000000000000pt" style:protect="position size" style:wrap="biggest" style:wrap-contour="true" style:wrap-contour-mode="full" style:wrap-dynamic-threshold="0.000000000000000pt" svg:fill-rule="evenodd" svg:stroke-color="#000000" svg:stroke-linecap="square" svg:stroke-opacity="1" svg:stroke-width="0.283465058000000pt"/>
    </style:style>
    <style:page-layout style:name="PL1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75.401705428000000pt" fo:page-width="56.693011599999998pt" style:print-orientation="portrait"/>
    </style:page-layout>
  </office:automatic-styles>
  <office:body>
    <office:drawing>
      <draw:page draw:name="" draw:id="page1" xml:id="page1" draw:master-page-name="Default">
        <draw:layer-set>
          <draw:layer draw:name="" draw:protected="true"/>
        </draw:layer-set>
        <draw:rect draw:style-name="gr1" xml:id="shape-1" draw:id="shape-1" draw:name="Forme" draw:layer="" svg:width="56.69301160000pt" svg:height="75.40170542800pt">
          <draw:glue-point draw:id="4" svg:x="0.50000000000pt" svg:y="0.50000000000pt" draw:align="center"/>
        </draw:rect>
        <draw:path draw:style-name="gr2" xml:id="shape-2" draw:id="shape-2" draw:layer="" svg:width="0.02792760000pt" svg:height="4.24499000000pt" svg:x="28.34650580000pt" svg:y="0.00000000000pt" svg:viewBox="0 0 0 4" svg:d="M0.0279276 0C-0.0093092 2.83 -0.0093092 4.24499 0.0279276 4.24499L0.0279276 4.24499" calligra:nodeTypes="ccc">
          <draw:glue-point draw:id="4" svg:x="0.50000000000pt" svg:y="0.50000000000pt" draw:align="center"/>
        </draw:path>
        <draw:ellipse draw:style-name="gr3" xml:id="shape-3" draw:id="shape-3" draw:name="Forme" draw:layer="" svg:width="50.99578290201pt" svg:height="28.48584117650pt" svg:x="2.84861437597pt" svg:y="4.30084915183pt" draw:kind="section" draw:start-angle="359.94438174121" draw:end-angle="180.00000000000">
          <draw:glue-point draw:id="4" svg:x="0.50000000000pt" svg:y="0.50000000000pt" draw:align="center"/>
        </draw:ellipse>
        <draw:ellipse draw:style-name="gr4" xml:id="shape-4" draw:id="shape-4" draw:name="Forme" draw:layer="" svg:width="50.99578284808pt" svg:height="15.63945147586pt" svg:x="2.84861437596pt" svg:y="25.22839016200pt" draw:kind="full">
          <draw:glue-point draw:id="4" svg:x="0.50000000000pt" svg:y="0.50000000000pt" draw:align="center"/>
        </draw:ellips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vg:radialGradient draw:name="gradient1" svg:cx="-34.955313%" svg:cy="49.507389%" svg:fx="-20.158888%" svg:fy="57.758621%" svg:r="151.103248%" svg:spreadMethod="pad">
      <svg:stop svg:offset="0" svg:stop-color="#7d7972" svg:stop-opacity="0.480003"/>
      <svg:stop svg:offset="0.304666" svg:stop-color="#7c7c7c" svg:stop-opacity="0.480003"/>
      <svg:stop svg:offset="0.4172" svg:stop-color="#808073" svg:stop-opacity="0.480003"/>
      <svg:stop svg:offset="0.631001" svg:stop-color="#52555e" svg:stop-opacity="0.480003"/>
      <svg:stop svg:offset="1" svg:stop-color="#1c212b" svg:stop-opacity="0.480003"/>
    </svg:radialGradient>
  </office:styles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4</meta:generator>
    <dc:title/>
    <meta:initial-creator>Unknown</meta:initial-creator>
    <meta:editing-cycles>4</meta:editing-cycles>
    <dc:date>2015-05-16T17:14:07</dc:date>
    <meta:creation-date>2008-10-27T22:59:39</meta:creation-date>
    <dc:creator>Bertrand Verdu</dc:creator>
    <meta:user-defined meta:name="email">bertrand.verdu@gmail.com</meta:user-defined>
  </office:meta>
</office:document-meta>
</file>